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acheDirSize( @ NonNullable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kCacheDirs( @ NonNullable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CacheDir( @ NonNullable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mCacheDir( @ NonNullable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tCacheDirList( @ NonNullable String cach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tCacheFile( @ NonNullable String cacheName , @ NonNullable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CacheDirEmpty( @ NonNullable String cach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